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Basic/script-lc.xml" manifest:media-type="text/xml"/>
  <manifest:file-entry manifest:full-path="Basic/Standard/script-lb.xml" manifest:media-type="text/xml"/>
  <manifest:file-entry manifest:full-path="Basic/Standard/computing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26.65pt"/>
    </style:style>
    <style:style style:name="co4" style:family="table-column">
      <style:table-column-properties fo:break-before="auto" style:column-width="132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ext-properties fo:language="none" fo:country="none" style:language-asian="none" style:country-asian="none" style:language-complex="none" style:country-complex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mputing" table:style-name="ta1">
        <table:shapes>
          <draw:frame draw:z-index="0" draw:style-name="gr1" draw:text-style-name="P1" svg:width="453.43pt" svg:height="255.26pt" svg:x="235.28pt" svg:y="36.88pt">
            <draw:object draw:notify-on-update-of-ranges="computing.B3:computing.B3 computing.B4:computing.B154 computing.C3:computing.C3 computing.C4:computing.C15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2"/>
        <table:table-row table:style-name="ro1" table:number-rows-repeated="2"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turn number</text:p>
          </table:table-cell>
          <table:table-cell/>
          <table:table-cell table:style-name="Default" office:value-type="string" calcext:value-type="string">
            <text:p>year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1" table:formula="of:=NEWCOLONIST([.B4])" office:value-type="float" office:value="1" calcext:value-type="float">
            <text:p>1</text:p>
          </table:table-cell>
          <table:table-cell table:formula="of:=IF([.B4]&lt;[$const.$C$4];[$const.$C$3]+[.B4];[$const.$C$3]+ROUNDDOWN(([.B4]-[$const.$C$4])/4;0))" office:value-type="float" office:value="1600" calcext:value-type="float">
            <text:p>16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NEWCOLONIST([.B5])" office:value-type="float" office:value="0" calcext:value-type="float">
            <text:p>0</text:p>
          </table:table-cell>
          <table:table-cell table:formula="of:=IF([.B5]&lt;[$const.$C$4];[$const.$C$3]+[.B5];[$const.$C$3]+ROUNDDOWN(([.B5]-[$const.$C$4])/4;0))" office:value-type="float" office:value="1601" calcext:value-type="float">
            <text:p>160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NEWCOLONIST([.B6])" office:value-type="float" office:value="0" calcext:value-type="float">
            <text:p>0</text:p>
          </table:table-cell>
          <table:table-cell table:formula="of:=IF([.B6]&lt;[$const.$C$4];[$const.$C$3]+[.B6];[$const.$C$3]+ROUNDDOWN(([.B6]-[$const.$C$4])/4;0))" office:value-type="float" office:value="1602" calcext:value-type="float">
            <text:p>160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NEWCOLONIST([.B7])" office:value-type="float" office:value="0" calcext:value-type="float">
            <text:p>0</text:p>
          </table:table-cell>
          <table:table-cell table:formula="of:=IF([.B7]&lt;[$const.$C$4];[$const.$C$3]+[.B7];[$const.$C$3]+ROUNDDOWN(([.B7]-[$const.$C$4])/4;0))" office:value-type="float" office:value="1603" calcext:value-type="float">
            <text:p>160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NEWCOLONIST([.B8])" office:value-type="float" office:value="0" calcext:value-type="float">
            <text:p>0</text:p>
          </table:table-cell>
          <table:table-cell table:formula="of:=IF([.B8]&lt;[$const.$C$4];[$const.$C$3]+[.B8];[$const.$C$3]+ROUNDDOWN(([.B8]-[$const.$C$4])/4;0))" office:value-type="float" office:value="1604" calcext:value-type="float">
            <text:p>160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NEWCOLONIST([.B9])" office:value-type="float" office:value="0" calcext:value-type="float">
            <text:p>0</text:p>
          </table:table-cell>
          <table:table-cell table:formula="of:=IF([.B9]&lt;[$const.$C$4];[$const.$C$3]+[.B9];[$const.$C$3]+ROUNDDOWN(([.B9]-[$const.$C$4])/4;0))" office:value-type="float" office:value="1605" calcext:value-type="float">
            <text:p>160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NEWCOLONIST([.B10])" office:value-type="float" office:value="0" calcext:value-type="float">
            <text:p>0</text:p>
          </table:table-cell>
          <table:table-cell table:formula="of:=IF([.B10]&lt;[$const.$C$4];[$const.$C$3]+[.B10];[$const.$C$3]+ROUNDDOWN(([.B10]-[$const.$C$4])/4;0))" office:value-type="float" office:value="1606" calcext:value-type="float">
            <text:p>160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NEWCOLONIST([.B11])" office:value-type="float" office:value="1" calcext:value-type="float">
            <text:p>1</text:p>
          </table:table-cell>
          <table:table-cell table:formula="of:=IF([.B11]&lt;[$const.$C$4];[$const.$C$3]+[.B11];[$const.$C$3]+ROUNDDOWN(([.B11]-[$const.$C$4])/4;0))" office:value-type="float" office:value="1607" calcext:value-type="float">
            <text:p>160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NEWCOLONIST([.B12])" office:value-type="float" office:value="0" calcext:value-type="float">
            <text:p>0</text:p>
          </table:table-cell>
          <table:table-cell table:formula="of:=IF([.B12]&lt;[$const.$C$4];[$const.$C$3]+[.B12];[$const.$C$3]+ROUNDDOWN(([.B12]-[$const.$C$4])/4;0))" office:value-type="float" office:value="1608" calcext:value-type="float">
            <text:p>1608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NEWCOLONIST([.B13])" office:value-type="float" office:value="0" calcext:value-type="float">
            <text:p>0</text:p>
          </table:table-cell>
          <table:table-cell table:formula="of:=IF([.B13]&lt;[$const.$C$4];[$const.$C$3]+[.B13];[$const.$C$3]+ROUNDDOWN(([.B13]-[$const.$C$4])/4;0))" office:value-type="float" office:value="1609" calcext:value-type="float">
            <text:p>1609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" table:formula="of:=NEWCOLONIST([.B14])" office:value-type="float" office:value="0" calcext:value-type="float">
            <text:p>0</text:p>
          </table:table-cell>
          <table:table-cell table:formula="of:=IF([.B14]&lt;[$const.$C$4];[$const.$C$3]+[.B14];[$const.$C$3]+ROUNDDOWN(([.B14]-[$const.$C$4])/4;0))" office:value-type="float" office:value="1610" calcext:value-type="float">
            <text:p>161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NEWCOLONIST([.B15])" office:value-type="float" office:value="0" calcext:value-type="float">
            <text:p>0</text:p>
          </table:table-cell>
          <table:table-cell table:formula="of:=IF([.B15]&lt;[$const.$C$4];[$const.$C$3]+[.B15];[$const.$C$3]+ROUNDDOWN(([.B15]-[$const.$C$4])/4;0))" office:value-type="float" office:value="1611" calcext:value-type="float">
            <text:p>1611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NEWCOLONIST([.B16])" office:value-type="float" office:value="0" calcext:value-type="float">
            <text:p>0</text:p>
          </table:table-cell>
          <table:table-cell table:formula="of:=IF([.B16]&lt;[$const.$C$4];[$const.$C$3]+[.B16];[$const.$C$3]+ROUNDDOWN(([.B16]-[$const.$C$4])/4;0))" office:value-type="float" office:value="1612" calcext:value-type="float">
            <text:p>1612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NEWCOLONIST([.B17])" office:value-type="float" office:value="0" calcext:value-type="float">
            <text:p>0</text:p>
          </table:table-cell>
          <table:table-cell table:formula="of:=IF([.B17]&lt;[$const.$C$4];[$const.$C$3]+[.B17];[$const.$C$3]+ROUNDDOWN(([.B17]-[$const.$C$4])/4;0))" office:value-type="float" office:value="1613" calcext:value-type="float">
            <text:p>1613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NEWCOLONIST([.B18])" office:value-type="float" office:value="1" calcext:value-type="float">
            <text:p>1</text:p>
          </table:table-cell>
          <table:table-cell table:formula="of:=IF([.B18]&lt;[$const.$C$4];[$const.$C$3]+[.B18];[$const.$C$3]+ROUNDDOWN(([.B18]-[$const.$C$4])/4;0))" office:value-type="float" office:value="1614" calcext:value-type="float">
            <text:p>1614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NEWCOLONIST([.B19])" office:value-type="float" office:value="0" calcext:value-type="float">
            <text:p>0</text:p>
          </table:table-cell>
          <table:table-cell table:formula="of:=IF([.B19]&lt;[$const.$C$4];[$const.$C$3]+[.B19];[$const.$C$3]+ROUNDDOWN(([.B19]-[$const.$C$4])/4;0))" office:value-type="float" office:value="1615" calcext:value-type="float">
            <text:p>1615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NEWCOLONIST([.B20])" office:value-type="float" office:value="0" calcext:value-type="float">
            <text:p>0</text:p>
          </table:table-cell>
          <table:table-cell table:formula="of:=IF([.B20]&lt;[$const.$C$4];[$const.$C$3]+[.B20];[$const.$C$3]+ROUNDDOWN(([.B20]-[$const.$C$4])/4;0))" office:value-type="float" office:value="1616" calcext:value-type="float">
            <text:p>1616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NEWCOLONIST([.B21])" office:value-type="float" office:value="0" calcext:value-type="float">
            <text:p>0</text:p>
          </table:table-cell>
          <table:table-cell table:formula="of:=IF([.B21]&lt;[$const.$C$4];[$const.$C$3]+[.B21];[$const.$C$3]+ROUNDDOWN(([.B21]-[$const.$C$4])/4;0))" office:value-type="float" office:value="1617" calcext:value-type="float">
            <text:p>1617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NEWCOLONIST([.B22])" office:value-type="float" office:value="0" calcext:value-type="float">
            <text:p>0</text:p>
          </table:table-cell>
          <table:table-cell table:formula="of:=IF([.B22]&lt;[$const.$C$4];[$const.$C$3]+[.B22];[$const.$C$3]+ROUNDDOWN(([.B22]-[$const.$C$4])/4;0))" office:value-type="float" office:value="1618" calcext:value-type="float">
            <text:p>1618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NEWCOLONIST([.B23])" office:value-type="float" office:value="0" calcext:value-type="float">
            <text:p>0</text:p>
          </table:table-cell>
          <table:table-cell table:formula="of:=IF([.B23]&lt;[$const.$C$4];[$const.$C$3]+[.B23];[$const.$C$3]+ROUNDDOWN(([.B23]-[$const.$C$4])/4;0))" office:value-type="float" office:value="1619" calcext:value-type="float">
            <text:p>1619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1" table:formula="of:=NEWCOLONIST([.B24])" office:value-type="float" office:value="0" calcext:value-type="float">
            <text:p>0</text:p>
          </table:table-cell>
          <table:table-cell table:formula="of:=IF([.B24]&lt;[$const.$C$4];[$const.$C$3]+[.B24];[$const.$C$3]+ROUNDDOWN(([.B24]-[$const.$C$4])/4;0))" office:value-type="float" office:value="1620" calcext:value-type="float">
            <text:p>1620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NEWCOLONIST([.B25])" office:value-type="float" office:value="1" calcext:value-type="float">
            <text:p>1</text:p>
          </table:table-cell>
          <table:table-cell table:formula="of:=IF([.B25]&lt;[$const.$C$4];[$const.$C$3]+[.B25];[$const.$C$3]+ROUNDDOWN(([.B25]-[$const.$C$4])/4;0))" office:value-type="float" office:value="1621" calcext:value-type="float">
            <text:p>1621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NEWCOLONIST([.B26])" office:value-type="float" office:value="0" calcext:value-type="float">
            <text:p>0</text:p>
          </table:table-cell>
          <table:table-cell table:formula="of:=IF([.B26]&lt;[$const.$C$4];[$const.$C$3]+[.B26];[$const.$C$3]+ROUNDDOWN(([.B26]-[$const.$C$4])/4;0))" office:value-type="float" office:value="1622" calcext:value-type="float">
            <text:p>1622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NEWCOLONIST([.B27])" office:value-type="float" office:value="0" calcext:value-type="float">
            <text:p>0</text:p>
          </table:table-cell>
          <table:table-cell table:formula="of:=IF([.B27]&lt;[$const.$C$4];[$const.$C$3]+[.B27];[$const.$C$3]+ROUNDDOWN(([.B27]-[$const.$C$4])/4;0))" office:value-type="float" office:value="1623" calcext:value-type="float">
            <text:p>1623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NEWCOLONIST([.B28])" office:value-type="float" office:value="0" calcext:value-type="float">
            <text:p>0</text:p>
          </table:table-cell>
          <table:table-cell table:formula="of:=IF([.B28]&lt;[$const.$C$4];[$const.$C$3]+[.B28];[$const.$C$3]+ROUNDDOWN(([.B28]-[$const.$C$4])/4;0))" office:value-type="float" office:value="1624" calcext:value-type="float">
            <text:p>1624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NEWCOLONIST([.B29])" office:value-type="float" office:value="0" calcext:value-type="float">
            <text:p>0</text:p>
          </table:table-cell>
          <table:table-cell table:formula="of:=IF([.B29]&lt;[$const.$C$4];[$const.$C$3]+[.B29];[$const.$C$3]+ROUNDDOWN(([.B29]-[$const.$C$4])/4;0))" office:value-type="float" office:value="1625" calcext:value-type="float">
            <text:p>1625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NEWCOLONIST([.B30])" office:value-type="float" office:value="0" calcext:value-type="float">
            <text:p>0</text:p>
          </table:table-cell>
          <table:table-cell table:formula="of:=IF([.B30]&lt;[$const.$C$4];[$const.$C$3]+[.B30];[$const.$C$3]+ROUNDDOWN(([.B30]-[$const.$C$4])/4;0))" office:value-type="float" office:value="1626" calcext:value-type="float">
            <text:p>1626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NEWCOLONIST([.B31])" office:value-type="float" office:value="0" calcext:value-type="float">
            <text:p>0</text:p>
          </table:table-cell>
          <table:table-cell table:formula="of:=IF([.B31]&lt;[$const.$C$4];[$const.$C$3]+[.B31];[$const.$C$3]+ROUNDDOWN(([.B31]-[$const.$C$4])/4;0))" office:value-type="float" office:value="1627" calcext:value-type="float">
            <text:p>1627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NEWCOLONIST([.B32])" office:value-type="float" office:value="1" calcext:value-type="float">
            <text:p>1</text:p>
          </table:table-cell>
          <table:table-cell table:formula="of:=IF([.B32]&lt;[$const.$C$4];[$const.$C$3]+[.B32];[$const.$C$3]+ROUNDDOWN(([.B32]-[$const.$C$4])/4;0))" office:value-type="float" office:value="1628" calcext:value-type="float">
            <text:p>1628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NEWCOLONIST([.B33])" office:value-type="float" office:value="0" calcext:value-type="float">
            <text:p>0</text:p>
          </table:table-cell>
          <table:table-cell table:formula="of:=IF([.B33]&lt;[$const.$C$4];[$const.$C$3]+[.B33];[$const.$C$3]+ROUNDDOWN(([.B33]-[$const.$C$4])/4;0))" office:value-type="float" office:value="1629" calcext:value-type="float">
            <text:p>1629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1" table:formula="of:=NEWCOLONIST([.B34])" office:value-type="float" office:value="0" calcext:value-type="float">
            <text:p>0</text:p>
          </table:table-cell>
          <table:table-cell table:formula="of:=IF([.B34]&lt;[$const.$C$4];[$const.$C$3]+[.B34];[$const.$C$3]+ROUNDDOWN(([.B34]-[$const.$C$4])/4;0))" office:value-type="float" office:value="1630" calcext:value-type="float">
            <text:p>1630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NEWCOLONIST([.B35])" office:value-type="float" office:value="0" calcext:value-type="float">
            <text:p>0</text:p>
          </table:table-cell>
          <table:table-cell table:formula="of:=IF([.B35]&lt;[$const.$C$4];[$const.$C$3]+[.B35];[$const.$C$3]+ROUNDDOWN(([.B35]-[$const.$C$4])/4;0))" office:value-type="float" office:value="1631" calcext:value-type="float">
            <text:p>1631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NEWCOLONIST([.B36])" office:value-type="float" office:value="0" calcext:value-type="float">
            <text:p>0</text:p>
          </table:table-cell>
          <table:table-cell table:formula="of:=IF([.B36]&lt;[$const.$C$4];[$const.$C$3]+[.B36];[$const.$C$3]+ROUNDDOWN(([.B36]-[$const.$C$4])/4;0))" office:value-type="float" office:value="1632" calcext:value-type="float">
            <text:p>1632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formula="of:=NEWCOLONIST([.B37])" office:value-type="float" office:value="0" calcext:value-type="float">
            <text:p>0</text:p>
          </table:table-cell>
          <table:table-cell table:formula="of:=IF([.B37]&lt;[$const.$C$4];[$const.$C$3]+[.B37];[$const.$C$3]+ROUNDDOWN(([.B37]-[$const.$C$4])/4;0))" office:value-type="float" office:value="1633" calcext:value-type="float">
            <text:p>1633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formula="of:=NEWCOLONIST([.B38])" office:value-type="float" office:value="0" calcext:value-type="float">
            <text:p>0</text:p>
          </table:table-cell>
          <table:table-cell table:formula="of:=IF([.B38]&lt;[$const.$C$4];[$const.$C$3]+[.B38];[$const.$C$3]+ROUNDDOWN(([.B38]-[$const.$C$4])/4;0))" office:value-type="float" office:value="1634" calcext:value-type="float">
            <text:p>1634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NEWCOLONIST([.B39])" office:value-type="float" office:value="1" calcext:value-type="float">
            <text:p>1</text:p>
          </table:table-cell>
          <table:table-cell table:formula="of:=IF([.B39]&lt;[$const.$C$4];[$const.$C$3]+[.B39];[$const.$C$3]+ROUNDDOWN(([.B39]-[$const.$C$4])/4;0))" office:value-type="float" office:value="1635" calcext:value-type="float">
            <text:p>1635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formula="of:=NEWCOLONIST([.B40])" office:value-type="float" office:value="0" calcext:value-type="float">
            <text:p>0</text:p>
          </table:table-cell>
          <table:table-cell table:formula="of:=IF([.B40]&lt;[$const.$C$4];[$const.$C$3]+[.B40];[$const.$C$3]+ROUNDDOWN(([.B40]-[$const.$C$4])/4;0))" office:value-type="float" office:value="1636" calcext:value-type="float">
            <text:p>1636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formula="of:=NEWCOLONIST([.B41])" office:value-type="float" office:value="0" calcext:value-type="float">
            <text:p>0</text:p>
          </table:table-cell>
          <table:table-cell table:formula="of:=IF([.B41]&lt;[$const.$C$4];[$const.$C$3]+[.B41];[$const.$C$3]+ROUNDDOWN(([.B41]-[$const.$C$4])/4;0))" office:value-type="float" office:value="1637" calcext:value-type="float">
            <text:p>1637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formula="of:=NEWCOLONIST([.B42])" office:value-type="float" office:value="0" calcext:value-type="float">
            <text:p>0</text:p>
          </table:table-cell>
          <table:table-cell table:formula="of:=IF([.B42]&lt;[$const.$C$4];[$const.$C$3]+[.B42];[$const.$C$3]+ROUNDDOWN(([.B42]-[$const.$C$4])/4;0))" office:value-type="float" office:value="1638" calcext:value-type="float">
            <text:p>1638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formula="of:=NEWCOLONIST([.B43])" office:value-type="float" office:value="0" calcext:value-type="float">
            <text:p>0</text:p>
          </table:table-cell>
          <table:table-cell table:formula="of:=IF([.B43]&lt;[$const.$C$4];[$const.$C$3]+[.B43];[$const.$C$3]+ROUNDDOWN(([.B43]-[$const.$C$4])/4;0))" office:value-type="float" office:value="1639" calcext:value-type="float">
            <text:p>1639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1" table:formula="of:=NEWCOLONIST([.B44])" office:value-type="float" office:value="0" calcext:value-type="float">
            <text:p>0</text:p>
          </table:table-cell>
          <table:table-cell table:formula="of:=IF([.B44]&lt;[$const.$C$4];[$const.$C$3]+[.B44];[$const.$C$3]+ROUNDDOWN(([.B44]-[$const.$C$4])/4;0))" office:value-type="float" office:value="1640" calcext:value-type="float">
            <text:p>1640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formula="of:=NEWCOLONIST([.B45])" office:value-type="float" office:value="0" calcext:value-type="float">
            <text:p>0</text:p>
          </table:table-cell>
          <table:table-cell table:formula="of:=IF([.B45]&lt;[$const.$C$4];[$const.$C$3]+[.B45];[$const.$C$3]+ROUNDDOWN(([.B45]-[$const.$C$4])/4;0))" office:value-type="float" office:value="1641" calcext:value-type="float">
            <text:p>1641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formula="of:=NEWCOLONIST([.B46])" office:value-type="float" office:value="1" calcext:value-type="float">
            <text:p>1</text:p>
          </table:table-cell>
          <table:table-cell table:formula="of:=IF([.B46]&lt;[$const.$C$4];[$const.$C$3]+[.B46];[$const.$C$3]+ROUNDDOWN(([.B46]-[$const.$C$4])/4;0))" office:value-type="float" office:value="1642" calcext:value-type="float">
            <text:p>1642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formula="of:=NEWCOLONIST([.B47])" office:value-type="float" office:value="0" calcext:value-type="float">
            <text:p>0</text:p>
          </table:table-cell>
          <table:table-cell table:formula="of:=IF([.B47]&lt;[$const.$C$4];[$const.$C$3]+[.B47];[$const.$C$3]+ROUNDDOWN(([.B47]-[$const.$C$4])/4;0))" office:value-type="float" office:value="1643" calcext:value-type="float">
            <text:p>1643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formula="of:=NEWCOLONIST([.B48])" office:value-type="float" office:value="0" calcext:value-type="float">
            <text:p>0</text:p>
          </table:table-cell>
          <table:table-cell table:formula="of:=IF([.B48]&lt;[$const.$C$4];[$const.$C$3]+[.B48];[$const.$C$3]+ROUNDDOWN(([.B48]-[$const.$C$4])/4;0))" office:value-type="float" office:value="1644" calcext:value-type="float">
            <text:p>1644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NEWCOLONIST([.B49])" office:value-type="float" office:value="0" calcext:value-type="float">
            <text:p>0</text:p>
          </table:table-cell>
          <table:table-cell table:formula="of:=IF([.B49]&lt;[$const.$C$4];[$const.$C$3]+[.B49];[$const.$C$3]+ROUNDDOWN(([.B49]-[$const.$C$4])/4;0))" office:value-type="float" office:value="1645" calcext:value-type="float">
            <text:p>1645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formula="of:=NEWCOLONIST([.B50])" office:value-type="float" office:value="0" calcext:value-type="float">
            <text:p>0</text:p>
          </table:table-cell>
          <table:table-cell table:formula="of:=IF([.B50]&lt;[$const.$C$4];[$const.$C$3]+[.B50];[$const.$C$3]+ROUNDDOWN(([.B50]-[$const.$C$4])/4;0))" office:value-type="float" office:value="1646" calcext:value-type="float">
            <text:p>1646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formula="of:=NEWCOLONIST([.B51])" office:value-type="float" office:value="0" calcext:value-type="float">
            <text:p>0</text:p>
          </table:table-cell>
          <table:table-cell table:formula="of:=IF([.B51]&lt;[$const.$C$4];[$const.$C$3]+[.B51];[$const.$C$3]+ROUNDDOWN(([.B51]-[$const.$C$4])/4;0))" office:value-type="float" office:value="1647" calcext:value-type="float">
            <text:p>1647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formula="of:=NEWCOLONIST([.B52])" office:value-type="float" office:value="0" calcext:value-type="float">
            <text:p>0</text:p>
          </table:table-cell>
          <table:table-cell table:formula="of:=IF([.B52]&lt;[$const.$C$4];[$const.$C$3]+[.B52];[$const.$C$3]+ROUNDDOWN(([.B52]-[$const.$C$4])/4;0))" office:value-type="float" office:value="1648" calcext:value-type="float">
            <text:p>1648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formula="of:=NEWCOLONIST([.B53])" office:value-type="float" office:value="1" calcext:value-type="float">
            <text:p>1</text:p>
          </table:table-cell>
          <table:table-cell table:formula="of:=IF([.B53]&lt;[$const.$C$4];[$const.$C$3]+[.B53];[$const.$C$3]+ROUNDDOWN(([.B53]-[$const.$C$4])/4;0))" office:value-type="float" office:value="1649" calcext:value-type="float">
            <text:p>164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1" table:formula="of:=NEWCOLONIST([.B54])" office:value-type="float" office:value="0" calcext:value-type="float">
            <text:p>0</text:p>
          </table:table-cell>
          <table:table-cell table:formula="of:=IF([.B54]&lt;[$const.$C$4];[$const.$C$3]+[.B54];[$const.$C$3]+ROUNDDOWN(([.B54]-[$const.$C$4])/4;0))" office:value-type="float" office:value="1650" calcext:value-type="float">
            <text:p>1650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formula="of:=NEWCOLONIST([.B55])" office:value-type="float" office:value="0" calcext:value-type="float">
            <text:p>0</text:p>
          </table:table-cell>
          <table:table-cell table:formula="of:=IF([.B55]&lt;[$const.$C$4];[$const.$C$3]+[.B55];[$const.$C$3]+ROUNDDOWN(([.B55]-[$const.$C$4])/4;0))" office:value-type="float" office:value="1651" calcext:value-type="float">
            <text:p>1651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formula="of:=NEWCOLONIST([.B56])" office:value-type="float" office:value="0" calcext:value-type="float">
            <text:p>0</text:p>
          </table:table-cell>
          <table:table-cell table:formula="of:=IF([.B56]&lt;[$const.$C$4];[$const.$C$3]+[.B56];[$const.$C$3]+ROUNDDOWN(([.B56]-[$const.$C$4])/4;0))" office:value-type="float" office:value="1652" calcext:value-type="float">
            <text:p>1652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formula="of:=NEWCOLONIST([.B57])" office:value-type="float" office:value="0" calcext:value-type="float">
            <text:p>0</text:p>
          </table:table-cell>
          <table:table-cell table:formula="of:=IF([.B57]&lt;[$const.$C$4];[$const.$C$3]+[.B57];[$const.$C$3]+ROUNDDOWN(([.B57]-[$const.$C$4])/4;0))" office:value-type="float" office:value="1653" calcext:value-type="float">
            <text:p>1653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formula="of:=NEWCOLONIST([.B58])" office:value-type="float" office:value="0" calcext:value-type="float">
            <text:p>0</text:p>
          </table:table-cell>
          <table:table-cell table:formula="of:=IF([.B58]&lt;[$const.$C$4];[$const.$C$3]+[.B58];[$const.$C$3]+ROUNDDOWN(([.B58]-[$const.$C$4])/4;0))" office:value-type="float" office:value="1654" calcext:value-type="float">
            <text:p>1654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formula="of:=NEWCOLONIST([.B59])" office:value-type="float" office:value="0" calcext:value-type="float">
            <text:p>0</text:p>
          </table:table-cell>
          <table:table-cell table:formula="of:=IF([.B59]&lt;[$const.$C$4];[$const.$C$3]+[.B59];[$const.$C$3]+ROUNDDOWN(([.B59]-[$const.$C$4])/4;0))" office:value-type="float" office:value="1655" calcext:value-type="float">
            <text:p>1655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formula="of:=NEWCOLONIST([.B60])" office:value-type="float" office:value="1" calcext:value-type="float">
            <text:p>1</text:p>
          </table:table-cell>
          <table:table-cell table:formula="of:=IF([.B60]&lt;[$const.$C$4];[$const.$C$3]+[.B60];[$const.$C$3]+ROUNDDOWN(([.B60]-[$const.$C$4])/4;0))" office:value-type="float" office:value="1656" calcext:value-type="float">
            <text:p>1656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formula="of:=NEWCOLONIST([.B61])" office:value-type="float" office:value="0" calcext:value-type="float">
            <text:p>0</text:p>
          </table:table-cell>
          <table:table-cell table:formula="of:=IF([.B61]&lt;[$const.$C$4];[$const.$C$3]+[.B61];[$const.$C$3]+ROUNDDOWN(([.B61]-[$const.$C$4])/4;0))" office:value-type="float" office:value="1657" calcext:value-type="float">
            <text:p>1657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formula="of:=NEWCOLONIST([.B62])" office:value-type="float" office:value="0" calcext:value-type="float">
            <text:p>0</text:p>
          </table:table-cell>
          <table:table-cell table:formula="of:=IF([.B62]&lt;[$const.$C$4];[$const.$C$3]+[.B62];[$const.$C$3]+ROUNDDOWN(([.B62]-[$const.$C$4])/4;0))" office:value-type="float" office:value="1658" calcext:value-type="float">
            <text:p>1658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formula="of:=NEWCOLONIST([.B63])" office:value-type="float" office:value="0" calcext:value-type="float">
            <text:p>0</text:p>
          </table:table-cell>
          <table:table-cell table:formula="of:=IF([.B63]&lt;[$const.$C$4];[$const.$C$3]+[.B63];[$const.$C$3]+ROUNDDOWN(([.B63]-[$const.$C$4])/4;0))" office:value-type="float" office:value="1659" calcext:value-type="float">
            <text:p>1659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1" table:formula="of:=NEWCOLONIST([.B64])" office:value-type="float" office:value="0" calcext:value-type="float">
            <text:p>0</text:p>
          </table:table-cell>
          <table:table-cell table:formula="of:=IF([.B64]&lt;[$const.$C$4];[$const.$C$3]+[.B64];[$const.$C$3]+ROUNDDOWN(([.B64]-[$const.$C$4])/4;0))" office:value-type="float" office:value="1660" calcext:value-type="float">
            <text:p>1660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formula="of:=NEWCOLONIST([.B65])" office:value-type="float" office:value="0" calcext:value-type="float">
            <text:p>0</text:p>
          </table:table-cell>
          <table:table-cell table:formula="of:=IF([.B65]&lt;[$const.$C$4];[$const.$C$3]+[.B65];[$const.$C$3]+ROUNDDOWN(([.B65]-[$const.$C$4])/4;0))" office:value-type="float" office:value="1661" calcext:value-type="float">
            <text:p>1661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formula="of:=NEWCOLONIST([.B66])" office:value-type="float" office:value="0" calcext:value-type="float">
            <text:p>0</text:p>
          </table:table-cell>
          <table:table-cell table:formula="of:=IF([.B66]&lt;[$const.$C$4];[$const.$C$3]+[.B66];[$const.$C$3]+ROUNDDOWN(([.B66]-[$const.$C$4])/4;0))" office:value-type="float" office:value="1662" calcext:value-type="float">
            <text:p>1662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formula="of:=NEWCOLONIST([.B67])" office:value-type="float" office:value="1" calcext:value-type="float">
            <text:p>1</text:p>
          </table:table-cell>
          <table:table-cell table:formula="of:=IF([.B67]&lt;[$const.$C$4];[$const.$C$3]+[.B67];[$const.$C$3]+ROUNDDOWN(([.B67]-[$const.$C$4])/4;0))" office:value-type="float" office:value="1663" calcext:value-type="float">
            <text:p>1663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formula="of:=NEWCOLONIST([.B68])" office:value-type="float" office:value="0" calcext:value-type="float">
            <text:p>0</text:p>
          </table:table-cell>
          <table:table-cell table:formula="of:=IF([.B68]&lt;[$const.$C$4];[$const.$C$3]+[.B68];[$const.$C$3]+ROUNDDOWN(([.B68]-[$const.$C$4])/4;0))" office:value-type="float" office:value="1664" calcext:value-type="float">
            <text:p>1664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formula="of:=NEWCOLONIST([.B69])" office:value-type="float" office:value="0" calcext:value-type="float">
            <text:p>0</text:p>
          </table:table-cell>
          <table:table-cell table:formula="of:=IF([.B69]&lt;[$const.$C$4];[$const.$C$3]+[.B69];[$const.$C$3]+ROUNDDOWN(([.B69]-[$const.$C$4])/4;0))" office:value-type="float" office:value="1665" calcext:value-type="float">
            <text:p>1665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formula="of:=NEWCOLONIST([.B70])" office:value-type="float" office:value="0" calcext:value-type="float">
            <text:p>0</text:p>
          </table:table-cell>
          <table:table-cell table:formula="of:=IF([.B70]&lt;[$const.$C$4];[$const.$C$3]+[.B70];[$const.$C$3]+ROUNDDOWN(([.B70]-[$const.$C$4])/4;0))" office:value-type="float" office:value="1666" calcext:value-type="float">
            <text:p>1666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formula="of:=NEWCOLONIST([.B71])" office:value-type="float" office:value="0" calcext:value-type="float">
            <text:p>0</text:p>
          </table:table-cell>
          <table:table-cell table:formula="of:=IF([.B71]&lt;[$const.$C$4];[$const.$C$3]+[.B71];[$const.$C$3]+ROUNDDOWN(([.B71]-[$const.$C$4])/4;0))" office:value-type="float" office:value="1667" calcext:value-type="float">
            <text:p>1667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formula="of:=NEWCOLONIST([.B72])" office:value-type="float" office:value="0" calcext:value-type="float">
            <text:p>0</text:p>
          </table:table-cell>
          <table:table-cell table:formula="of:=IF([.B72]&lt;[$const.$C$4];[$const.$C$3]+[.B72];[$const.$C$3]+ROUNDDOWN(([.B72]-[$const.$C$4])/4;0))" office:value-type="float" office:value="1668" calcext:value-type="float">
            <text:p>1668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formula="of:=NEWCOLONIST([.B73])" office:value-type="float" office:value="0" calcext:value-type="float">
            <text:p>0</text:p>
          </table:table-cell>
          <table:table-cell table:formula="of:=IF([.B73]&lt;[$const.$C$4];[$const.$C$3]+[.B73];[$const.$C$3]+ROUNDDOWN(([.B73]-[$const.$C$4])/4;0))" office:value-type="float" office:value="1669" calcext:value-type="float">
            <text:p>1669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1" table:formula="of:=NEWCOLONIST([.B74])" office:value-type="float" office:value="1" calcext:value-type="float">
            <text:p>1</text:p>
          </table:table-cell>
          <table:table-cell table:formula="of:=IF([.B74]&lt;[$const.$C$4];[$const.$C$3]+[.B74];[$const.$C$3]+ROUNDDOWN(([.B74]-[$const.$C$4])/4;0))" office:value-type="float" office:value="1670" calcext:value-type="float">
            <text:p>1670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formula="of:=NEWCOLONIST([.B75])" office:value-type="float" office:value="0" calcext:value-type="float">
            <text:p>0</text:p>
          </table:table-cell>
          <table:table-cell table:formula="of:=IF([.B75]&lt;[$const.$C$4];[$const.$C$3]+[.B75];[$const.$C$3]+ROUNDDOWN(([.B75]-[$const.$C$4])/4;0))" office:value-type="float" office:value="1671" calcext:value-type="float">
            <text:p>1671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formula="of:=NEWCOLONIST([.B76])" office:value-type="float" office:value="0" calcext:value-type="float">
            <text:p>0</text:p>
          </table:table-cell>
          <table:table-cell table:formula="of:=IF([.B76]&lt;[$const.$C$4];[$const.$C$3]+[.B76];[$const.$C$3]+ROUNDDOWN(([.B76]-[$const.$C$4])/4;0))" office:value-type="float" office:value="1672" calcext:value-type="float">
            <text:p>1672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formula="of:=NEWCOLONIST([.B77])" office:value-type="float" office:value="0" calcext:value-type="float">
            <text:p>0</text:p>
          </table:table-cell>
          <table:table-cell table:formula="of:=IF([.B77]&lt;[$const.$C$4];[$const.$C$3]+[.B77];[$const.$C$3]+ROUNDDOWN(([.B77]-[$const.$C$4])/4;0))" office:value-type="float" office:value="1673" calcext:value-type="float">
            <text:p>1673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formula="of:=NEWCOLONIST([.B78])" office:value-type="float" office:value="0" calcext:value-type="float">
            <text:p>0</text:p>
          </table:table-cell>
          <table:table-cell table:formula="of:=IF([.B78]&lt;[$const.$C$4];[$const.$C$3]+[.B78];[$const.$C$3]+ROUNDDOWN(([.B78]-[$const.$C$4])/4;0))" office:value-type="float" office:value="1674" calcext:value-type="float">
            <text:p>1674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formula="of:=NEWCOLONIST([.B79])" office:value-type="float" office:value="0" calcext:value-type="float">
            <text:p>0</text:p>
          </table:table-cell>
          <table:table-cell table:formula="of:=IF([.B79]&lt;[$const.$C$4];[$const.$C$3]+[.B79];[$const.$C$3]+ROUNDDOWN(([.B79]-[$const.$C$4])/4;0))" office:value-type="float" office:value="1675" calcext:value-type="float">
            <text:p>1675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formula="of:=NEWCOLONIST([.B80])" office:value-type="float" office:value="0" calcext:value-type="float">
            <text:p>0</text:p>
          </table:table-cell>
          <table:table-cell table:formula="of:=IF([.B80]&lt;[$const.$C$4];[$const.$C$3]+[.B80];[$const.$C$3]+ROUNDDOWN(([.B80]-[$const.$C$4])/4;0))" office:value-type="float" office:value="1676" calcext:value-type="float">
            <text:p>1676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formula="of:=NEWCOLONIST([.B81])" office:value-type="float" office:value="1" calcext:value-type="float">
            <text:p>1</text:p>
          </table:table-cell>
          <table:table-cell table:formula="of:=IF([.B81]&lt;[$const.$C$4];[$const.$C$3]+[.B81];[$const.$C$3]+ROUNDDOWN(([.B81]-[$const.$C$4])/4;0))" office:value-type="float" office:value="1677" calcext:value-type="float">
            <text:p>1677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formula="of:=NEWCOLONIST([.B82])" office:value-type="float" office:value="0" calcext:value-type="float">
            <text:p>0</text:p>
          </table:table-cell>
          <table:table-cell table:formula="of:=IF([.B82]&lt;[$const.$C$4];[$const.$C$3]+[.B82];[$const.$C$3]+ROUNDDOWN(([.B82]-[$const.$C$4])/4;0))" office:value-type="float" office:value="1678" calcext:value-type="float">
            <text:p>1678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formula="of:=NEWCOLONIST([.B83])" office:value-type="float" office:value="0" calcext:value-type="float">
            <text:p>0</text:p>
          </table:table-cell>
          <table:table-cell table:formula="of:=IF([.B83]&lt;[$const.$C$4];[$const.$C$3]+[.B83];[$const.$C$3]+ROUNDDOWN(([.B83]-[$const.$C$4])/4;0))" office:value-type="float" office:value="1679" calcext:value-type="float">
            <text:p>1679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1" table:formula="of:=NEWCOLONIST([.B84])" office:value-type="float" office:value="0" calcext:value-type="float">
            <text:p>0</text:p>
          </table:table-cell>
          <table:table-cell table:formula="of:=IF([.B84]&lt;[$const.$C$4];[$const.$C$3]+[.B84];[$const.$C$3]+ROUNDDOWN(([.B84]-[$const.$C$4])/4;0))" office:value-type="float" office:value="1680" calcext:value-type="float">
            <text:p>1680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formula="of:=NEWCOLONIST([.B85])" office:value-type="float" office:value="0" calcext:value-type="float">
            <text:p>0</text:p>
          </table:table-cell>
          <table:table-cell table:formula="of:=IF([.B85]&lt;[$const.$C$4];[$const.$C$3]+[.B85];[$const.$C$3]+ROUNDDOWN(([.B85]-[$const.$C$4])/4;0))" office:value-type="float" office:value="1681" calcext:value-type="float">
            <text:p>1681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formula="of:=NEWCOLONIST([.B86])" office:value-type="float" office:value="0" calcext:value-type="float">
            <text:p>0</text:p>
          </table:table-cell>
          <table:table-cell table:formula="of:=IF([.B86]&lt;[$const.$C$4];[$const.$C$3]+[.B86];[$const.$C$3]+ROUNDDOWN(([.B86]-[$const.$C$4])/4;0))" office:value-type="float" office:value="1682" calcext:value-type="float">
            <text:p>1682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formula="of:=NEWCOLONIST([.B87])" office:value-type="float" office:value="0" calcext:value-type="float">
            <text:p>0</text:p>
          </table:table-cell>
          <table:table-cell table:formula="of:=IF([.B87]&lt;[$const.$C$4];[$const.$C$3]+[.B87];[$const.$C$3]+ROUNDDOWN(([.B87]-[$const.$C$4])/4;0))" office:value-type="float" office:value="1683" calcext:value-type="float">
            <text:p>1683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formula="of:=NEWCOLONIST([.B88])" office:value-type="float" office:value="1" calcext:value-type="float">
            <text:p>1</text:p>
          </table:table-cell>
          <table:table-cell table:formula="of:=IF([.B88]&lt;[$const.$C$4];[$const.$C$3]+[.B88];[$const.$C$3]+ROUNDDOWN(([.B88]-[$const.$C$4])/4;0))" office:value-type="float" office:value="1684" calcext:value-type="float">
            <text:p>1684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formula="of:=NEWCOLONIST([.B89])" office:value-type="float" office:value="0" calcext:value-type="float">
            <text:p>0</text:p>
          </table:table-cell>
          <table:table-cell table:formula="of:=IF([.B89]&lt;[$const.$C$4];[$const.$C$3]+[.B89];[$const.$C$3]+ROUNDDOWN(([.B89]-[$const.$C$4])/4;0))" office:value-type="float" office:value="1685" calcext:value-type="float">
            <text:p>1685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formula="of:=NEWCOLONIST([.B90])" office:value-type="float" office:value="0" calcext:value-type="float">
            <text:p>0</text:p>
          </table:table-cell>
          <table:table-cell table:formula="of:=IF([.B90]&lt;[$const.$C$4];[$const.$C$3]+[.B90];[$const.$C$3]+ROUNDDOWN(([.B90]-[$const.$C$4])/4;0))" office:value-type="float" office:value="1686" calcext:value-type="float">
            <text:p>1686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formula="of:=NEWCOLONIST([.B91])" office:value-type="float" office:value="0" calcext:value-type="float">
            <text:p>0</text:p>
          </table:table-cell>
          <table:table-cell table:formula="of:=IF([.B91]&lt;[$const.$C$4];[$const.$C$3]+[.B91];[$const.$C$3]+ROUNDDOWN(([.B91]-[$const.$C$4])/4;0))" office:value-type="float" office:value="1687" calcext:value-type="float">
            <text:p>1687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formula="of:=NEWCOLONIST([.B92])" office:value-type="float" office:value="0" calcext:value-type="float">
            <text:p>0</text:p>
          </table:table-cell>
          <table:table-cell table:formula="of:=IF([.B92]&lt;[$const.$C$4];[$const.$C$3]+[.B92];[$const.$C$3]+ROUNDDOWN(([.B92]-[$const.$C$4])/4;0))" office:value-type="float" office:value="1688" calcext:value-type="float">
            <text:p>1688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formula="of:=NEWCOLONIST([.B93])" office:value-type="float" office:value="0" calcext:value-type="float">
            <text:p>0</text:p>
          </table:table-cell>
          <table:table-cell table:formula="of:=IF([.B93]&lt;[$const.$C$4];[$const.$C$3]+[.B93];[$const.$C$3]+ROUNDDOWN(([.B93]-[$const.$C$4])/4;0))" office:value-type="float" office:value="1689" calcext:value-type="float">
            <text:p>1689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1" table:formula="of:=NEWCOLONIST([.B94])" office:value-type="float" office:value="0" calcext:value-type="float">
            <text:p>0</text:p>
          </table:table-cell>
          <table:table-cell table:formula="of:=IF([.B94]&lt;[$const.$C$4];[$const.$C$3]+[.B94];[$const.$C$3]+ROUNDDOWN(([.B94]-[$const.$C$4])/4;0))" office:value-type="float" office:value="1690" calcext:value-type="float">
            <text:p>1690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formula="of:=NEWCOLONIST([.B95])" office:value-type="float" office:value="1" calcext:value-type="float">
            <text:p>1</text:p>
          </table:table-cell>
          <table:table-cell table:formula="of:=IF([.B95]&lt;[$const.$C$4];[$const.$C$3]+[.B95];[$const.$C$3]+ROUNDDOWN(([.B95]-[$const.$C$4])/4;0))" office:value-type="float" office:value="1691" calcext:value-type="float">
            <text:p>1691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table:formula="of:=NEWCOLONIST([.B96])" office:value-type="float" office:value="0" calcext:value-type="float">
            <text:p>0</text:p>
          </table:table-cell>
          <table:table-cell table:formula="of:=IF([.B96]&lt;[$const.$C$4];[$const.$C$3]+[.B96];[$const.$C$3]+ROUNDDOWN(([.B96]-[$const.$C$4])/4;0))" office:value-type="float" office:value="1692" calcext:value-type="float">
            <text:p>1692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formula="of:=NEWCOLONIST([.B97])" office:value-type="float" office:value="0" calcext:value-type="float">
            <text:p>0</text:p>
          </table:table-cell>
          <table:table-cell table:formula="of:=IF([.B97]&lt;[$const.$C$4];[$const.$C$3]+[.B97];[$const.$C$3]+ROUNDDOWN(([.B97]-[$const.$C$4])/4;0))" office:value-type="float" office:value="1693" calcext:value-type="float">
            <text:p>1693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table:formula="of:=NEWCOLONIST([.B98])" office:value-type="float" office:value="0" calcext:value-type="float">
            <text:p>0</text:p>
          </table:table-cell>
          <table:table-cell table:formula="of:=IF([.B98]&lt;[$const.$C$4];[$const.$C$3]+[.B98];[$const.$C$3]+ROUNDDOWN(([.B98]-[$const.$C$4])/4;0))" office:value-type="float" office:value="1694" calcext:value-type="float">
            <text:p>1694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table:formula="of:=NEWCOLONIST([.B99])" office:value-type="float" office:value="0" calcext:value-type="float">
            <text:p>0</text:p>
          </table:table-cell>
          <table:table-cell table:formula="of:=IF([.B99]&lt;[$const.$C$4];[$const.$C$3]+[.B99];[$const.$C$3]+ROUNDDOWN(([.B99]-[$const.$C$4])/4;0))" office:value-type="float" office:value="1695" calcext:value-type="float">
            <text:p>1695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formula="of:=NEWCOLONIST([.B100])" office:value-type="float" office:value="0" calcext:value-type="float">
            <text:p>0</text:p>
          </table:table-cell>
          <table:table-cell table:formula="of:=IF([.B100]&lt;[$const.$C$4];[$const.$C$3]+[.B100];[$const.$C$3]+ROUNDDOWN(([.B100]-[$const.$C$4])/4;0))" office:value-type="float" office:value="1696" calcext:value-type="float">
            <text:p>1696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table:formula="of:=NEWCOLONIST([.B101])" office:value-type="float" office:value="0" calcext:value-type="float">
            <text:p>0</text:p>
          </table:table-cell>
          <table:table-cell table:formula="of:=IF([.B101]&lt;[$const.$C$4];[$const.$C$3]+[.B101];[$const.$C$3]+ROUNDDOWN(([.B101]-[$const.$C$4])/4;0))" office:value-type="float" office:value="1697" calcext:value-type="float">
            <text:p>1697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table:formula="of:=NEWCOLONIST([.B102])" office:value-type="float" office:value="1" calcext:value-type="float">
            <text:p>1</text:p>
          </table:table-cell>
          <table:table-cell table:formula="of:=IF([.B102]&lt;[$const.$C$4];[$const.$C$3]+[.B102];[$const.$C$3]+ROUNDDOWN(([.B102]-[$const.$C$4])/4;0))" office:value-type="float" office:value="1698" calcext:value-type="float">
            <text:p>1698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table:formula="of:=NEWCOLONIST([.B103])" office:value-type="float" office:value="0" calcext:value-type="float">
            <text:p>0</text:p>
          </table:table-cell>
          <table:table-cell table:formula="of:=IF([.B103]&lt;[$const.$C$4];[$const.$C$3]+[.B103];[$const.$C$3]+ROUNDDOWN(([.B103]-[$const.$C$4])/4;0))" office:value-type="float" office:value="1699" calcext:value-type="float">
            <text:p>1699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1" table:formula="of:=NEWCOLONIST([.B104])" office:value-type="float" office:value="0" calcext:value-type="float">
            <text:p>0</text:p>
          </table:table-cell>
          <table:table-cell table:formula="of:=IF([.B104]&lt;[$const.$C$4];[$const.$C$3]+[.B104];[$const.$C$3]+ROUNDDOWN(([.B104]-[$const.$C$4])/4;0))" office:value-type="float" office:value="1700" calcext:value-type="float">
            <text:p>1700</text:p>
          </table:table-cell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table:formula="of:=NEWCOLONIST([.B105])" office:value-type="float" office:value="0" calcext:value-type="float">
            <text:p>0</text:p>
          </table:table-cell>
          <table:table-cell table:formula="of:=IF([.B105]&lt;[$const.$C$4];[$const.$C$3]+[.B105];[$const.$C$3]+ROUNDDOWN(([.B105]-[$const.$C$4])/4;0))" office:value-type="float" office:value="1701" calcext:value-type="float">
            <text:p>1701</text:p>
          </table:table-cell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table:formula="of:=NEWCOLONIST([.B106])" office:value-type="float" office:value="0" calcext:value-type="float">
            <text:p>0</text:p>
          </table:table-cell>
          <table:table-cell table:formula="of:=IF([.B106]&lt;[$const.$C$4];[$const.$C$3]+[.B106];[$const.$C$3]+ROUNDDOWN(([.B106]-[$const.$C$4])/4;0))" office:value-type="float" office:value="1702" calcext:value-type="float">
            <text:p>1702</text:p>
          </table:table-cell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table:formula="of:=NEWCOLONIST([.B107])" office:value-type="float" office:value="0" calcext:value-type="float">
            <text:p>0</text:p>
          </table:table-cell>
          <table:table-cell table:formula="of:=IF([.B107]&lt;[$const.$C$4];[$const.$C$3]+[.B107];[$const.$C$3]+ROUNDDOWN(([.B107]-[$const.$C$4])/4;0))" office:value-type="float" office:value="1703" calcext:value-type="float">
            <text:p>1703</text:p>
          </table:table-cell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table:formula="of:=NEWCOLONIST([.B108])" office:value-type="float" office:value="0" calcext:value-type="float">
            <text:p>0</text:p>
          </table:table-cell>
          <table:table-cell table:formula="of:=IF([.B108]&lt;[$const.$C$4];[$const.$C$3]+[.B108];[$const.$C$3]+ROUNDDOWN(([.B108]-[$const.$C$4])/4;0))" office:value-type="float" office:value="1704" calcext:value-type="float">
            <text:p>1704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table:formula="of:=NEWCOLONIST([.B109])" office:value-type="float" office:value="1" calcext:value-type="float">
            <text:p>1</text:p>
          </table:table-cell>
          <table:table-cell table:formula="of:=IF([.B109]&lt;[$const.$C$4];[$const.$C$3]+[.B109];[$const.$C$3]+ROUNDDOWN(([.B109]-[$const.$C$4])/4;0))" office:value-type="float" office:value="1705" calcext:value-type="float">
            <text:p>1705</text:p>
          </table:table-cell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table:formula="of:=NEWCOLONIST([.B110])" office:value-type="float" office:value="0" calcext:value-type="float">
            <text:p>0</text:p>
          </table:table-cell>
          <table:table-cell table:formula="of:=IF([.B110]&lt;[$const.$C$4];[$const.$C$3]+[.B110];[$const.$C$3]+ROUNDDOWN(([.B110]-[$const.$C$4])/4;0))" office:value-type="float" office:value="1706" calcext:value-type="float">
            <text:p>1706</text:p>
          </table:table-cell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table:formula="of:=NEWCOLONIST([.B111])" office:value-type="float" office:value="0" calcext:value-type="float">
            <text:p>0</text:p>
          </table:table-cell>
          <table:table-cell table:formula="of:=IF([.B111]&lt;[$const.$C$4];[$const.$C$3]+[.B111];[$const.$C$3]+ROUNDDOWN(([.B111]-[$const.$C$4])/4;0))" office:value-type="float" office:value="1707" calcext:value-type="float">
            <text:p>1707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table:formula="of:=NEWCOLONIST([.B112])" office:value-type="float" office:value="0" calcext:value-type="float">
            <text:p>0</text:p>
          </table:table-cell>
          <table:table-cell table:formula="of:=IF([.B112]&lt;[$const.$C$4];[$const.$C$3]+[.B112];[$const.$C$3]+ROUNDDOWN(([.B112]-[$const.$C$4])/4;0))" office:value-type="float" office:value="1600" calcext:value-type="float">
            <text:p>1600</text:p>
          </table:table-cell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table:formula="of:=NEWCOLONIST([.B113])" office:value-type="float" office:value="0" calcext:value-type="float">
            <text:p>0</text:p>
          </table:table-cell>
          <table:table-cell table:formula="of:=IF([.B113]&lt;[$const.$C$4];[$const.$C$3]+[.B113];[$const.$C$3]+ROUNDDOWN(([.B113]-[$const.$C$4])/4;0))" office:value-type="float" office:value="1600" calcext:value-type="float">
            <text:p>1600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table:style-name="ce1" table:formula="of:=NEWCOLONIST([.B114])" office:value-type="float" office:value="0" calcext:value-type="float">
            <text:p>0</text:p>
          </table:table-cell>
          <table:table-cell table:formula="of:=IF([.B114]&lt;[$const.$C$4];[$const.$C$3]+[.B114];[$const.$C$3]+ROUNDDOWN(([.B114]-[$const.$C$4])/4;0))" office:value-type="float" office:value="1600" calcext:value-type="float">
            <text:p>1600</text:p>
          </table:table-cell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table:formula="of:=NEWCOLONIST([.B115])" office:value-type="float" office:value="0" calcext:value-type="float">
            <text:p>0</text:p>
          </table:table-cell>
          <table:table-cell table:formula="of:=IF([.B115]&lt;[$const.$C$4];[$const.$C$3]+[.B115];[$const.$C$3]+ROUNDDOWN(([.B115]-[$const.$C$4])/4;0))" office:value-type="float" office:value="1600" calcext:value-type="float">
            <text:p>1600</text:p>
          </table:table-cell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table:formula="of:=NEWCOLONIST([.B116])" office:value-type="float" office:value="1" calcext:value-type="float">
            <text:p>1</text:p>
          </table:table-cell>
          <table:table-cell table:formula="of:=IF([.B116]&lt;[$const.$C$4];[$const.$C$3]+[.B116];[$const.$C$3]+ROUNDDOWN(([.B116]-[$const.$C$4])/4;0))" office:value-type="float" office:value="1601" calcext:value-type="float">
            <text:p>1601</text:p>
          </table:table-cell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table:formula="of:=NEWCOLONIST([.B117])" office:value-type="float" office:value="0" calcext:value-type="float">
            <text:p>0</text:p>
          </table:table-cell>
          <table:table-cell table:formula="of:=IF([.B117]&lt;[$const.$C$4];[$const.$C$3]+[.B117];[$const.$C$3]+ROUNDDOWN(([.B117]-[$const.$C$4])/4;0))" office:value-type="float" office:value="1601" calcext:value-type="float">
            <text:p>1601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table:formula="of:=NEWCOLONIST([.B118])" office:value-type="float" office:value="0" calcext:value-type="float">
            <text:p>0</text:p>
          </table:table-cell>
          <table:table-cell table:formula="of:=IF([.B118]&lt;[$const.$C$4];[$const.$C$3]+[.B118];[$const.$C$3]+ROUNDDOWN(([.B118]-[$const.$C$4])/4;0))" office:value-type="float" office:value="1601" calcext:value-type="float">
            <text:p>1601</text:p>
          </table:table-cell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table:formula="of:=NEWCOLONIST([.B119])" office:value-type="float" office:value="0" calcext:value-type="float">
            <text:p>0</text:p>
          </table:table-cell>
          <table:table-cell table:formula="of:=IF([.B119]&lt;[$const.$C$4];[$const.$C$3]+[.B119];[$const.$C$3]+ROUNDDOWN(([.B119]-[$const.$C$4])/4;0))" office:value-type="float" office:value="1601" calcext:value-type="float">
            <text:p>1601</text:p>
          </table:table-cell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table:formula="of:=NEWCOLONIST([.B120])" office:value-type="float" office:value="0" calcext:value-type="float">
            <text:p>0</text:p>
          </table:table-cell>
          <table:table-cell table:formula="of:=IF([.B120]&lt;[$const.$C$4];[$const.$C$3]+[.B120];[$const.$C$3]+ROUNDDOWN(([.B120]-[$const.$C$4])/4;0))" office:value-type="float" office:value="1602" calcext:value-type="float">
            <text:p>1602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table:formula="of:=NEWCOLONIST([.B121])" office:value-type="float" office:value="0" calcext:value-type="float">
            <text:p>0</text:p>
          </table:table-cell>
          <table:table-cell table:formula="of:=IF([.B121]&lt;[$const.$C$4];[$const.$C$3]+[.B121];[$const.$C$3]+ROUNDDOWN(([.B121]-[$const.$C$4])/4;0))" office:value-type="float" office:value="1602" calcext:value-type="float">
            <text:p>1602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table:formula="of:=NEWCOLONIST([.B122])" office:value-type="float" office:value="0" calcext:value-type="float">
            <text:p>0</text:p>
          </table:table-cell>
          <table:table-cell table:formula="of:=IF([.B122]&lt;[$const.$C$4];[$const.$C$3]+[.B122];[$const.$C$3]+ROUNDDOWN(([.B122]-[$const.$C$4])/4;0))" office:value-type="float" office:value="1602" calcext:value-type="float">
            <text:p>1602</text:p>
          </table:table-cell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table:formula="of:=NEWCOLONIST([.B123])" office:value-type="float" office:value="1" calcext:value-type="float">
            <text:p>1</text:p>
          </table:table-cell>
          <table:table-cell table:formula="of:=IF([.B123]&lt;[$const.$C$4];[$const.$C$3]+[.B123];[$const.$C$3]+ROUNDDOWN(([.B123]-[$const.$C$4])/4;0))" office:value-type="float" office:value="1602" calcext:value-type="float">
            <text:p>1602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style-name="ce1" table:formula="of:=NEWCOLONIST([.B124])" office:value-type="float" office:value="0" calcext:value-type="float">
            <text:p>0</text:p>
          </table:table-cell>
          <table:table-cell table:formula="of:=IF([.B124]&lt;[$const.$C$4];[$const.$C$3]+[.B124];[$const.$C$3]+ROUNDDOWN(([.B124]-[$const.$C$4])/4;0))" office:value-type="float" office:value="1603" calcext:value-type="float">
            <text:p>1603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table:formula="of:=NEWCOLONIST([.B125])" office:value-type="float" office:value="0" calcext:value-type="float">
            <text:p>0</text:p>
          </table:table-cell>
          <table:table-cell table:formula="of:=IF([.B125]&lt;[$const.$C$4];[$const.$C$3]+[.B125];[$const.$C$3]+ROUNDDOWN(([.B125]-[$const.$C$4])/4;0))" office:value-type="float" office:value="1603" calcext:value-type="float">
            <text:p>1603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table:formula="of:=NEWCOLONIST([.B126])" office:value-type="float" office:value="0" calcext:value-type="float">
            <text:p>0</text:p>
          </table:table-cell>
          <table:table-cell table:formula="of:=IF([.B126]&lt;[$const.$C$4];[$const.$C$3]+[.B126];[$const.$C$3]+ROUNDDOWN(([.B126]-[$const.$C$4])/4;0))" office:value-type="float" office:value="1603" calcext:value-type="float">
            <text:p>1603</text:p>
          </table:table-cell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table:formula="of:=NEWCOLONIST([.B127])" office:value-type="float" office:value="0" calcext:value-type="float">
            <text:p>0</text:p>
          </table:table-cell>
          <table:table-cell table:formula="of:=IF([.B127]&lt;[$const.$C$4];[$const.$C$3]+[.B127];[$const.$C$3]+ROUNDDOWN(([.B127]-[$const.$C$4])/4;0))" office:value-type="float" office:value="1603" calcext:value-type="float">
            <text:p>1603</text:p>
          </table:table-cell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table:formula="of:=NEWCOLONIST([.B128])" office:value-type="float" office:value="0" calcext:value-type="float">
            <text:p>0</text:p>
          </table:table-cell>
          <table:table-cell table:formula="of:=IF([.B128]&lt;[$const.$C$4];[$const.$C$3]+[.B128];[$const.$C$3]+ROUNDDOWN(([.B128]-[$const.$C$4])/4;0))" office:value-type="float" office:value="1604" calcext:value-type="float">
            <text:p>1604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table:formula="of:=NEWCOLONIST([.B129])" office:value-type="float" office:value="0" calcext:value-type="float">
            <text:p>0</text:p>
          </table:table-cell>
          <table:table-cell table:formula="of:=IF([.B129]&lt;[$const.$C$4];[$const.$C$3]+[.B129];[$const.$C$3]+ROUNDDOWN(([.B129]-[$const.$C$4])/4;0))" office:value-type="float" office:value="1604" calcext:value-type="float">
            <text:p>1604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table:formula="of:=NEWCOLONIST([.B130])" office:value-type="float" office:value="1" calcext:value-type="float">
            <text:p>1</text:p>
          </table:table-cell>
          <table:table-cell table:formula="of:=IF([.B130]&lt;[$const.$C$4];[$const.$C$3]+[.B130];[$const.$C$3]+ROUNDDOWN(([.B130]-[$const.$C$4])/4;0))" office:value-type="float" office:value="1604" calcext:value-type="float">
            <text:p>1604</text:p>
          </table:table-cell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table:formula="of:=NEWCOLONIST([.B131])" office:value-type="float" office:value="0" calcext:value-type="float">
            <text:p>0</text:p>
          </table:table-cell>
          <table:table-cell table:formula="of:=IF([.B131]&lt;[$const.$C$4];[$const.$C$3]+[.B131];[$const.$C$3]+ROUNDDOWN(([.B131]-[$const.$C$4])/4;0))" office:value-type="float" office:value="1604" calcext:value-type="float">
            <text:p>1604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table:formula="of:=NEWCOLONIST([.B132])" office:value-type="float" office:value="0" calcext:value-type="float">
            <text:p>0</text:p>
          </table:table-cell>
          <table:table-cell table:formula="of:=IF([.B132]&lt;[$const.$C$4];[$const.$C$3]+[.B132];[$const.$C$3]+ROUNDDOWN(([.B132]-[$const.$C$4])/4;0))" office:value-type="float" office:value="1605" calcext:value-type="float">
            <text:p>1605</text:p>
          </table:table-cell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table:formula="of:=NEWCOLONIST([.B133])" office:value-type="float" office:value="0" calcext:value-type="float">
            <text:p>0</text:p>
          </table:table-cell>
          <table:table-cell table:formula="of:=IF([.B133]&lt;[$const.$C$4];[$const.$C$3]+[.B133];[$const.$C$3]+ROUNDDOWN(([.B133]-[$const.$C$4])/4;0))" office:value-type="float" office:value="1605" calcext:value-type="float">
            <text:p>1605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table:style-name="ce1" table:formula="of:=NEWCOLONIST([.B134])" office:value-type="float" office:value="0" calcext:value-type="float">
            <text:p>0</text:p>
          </table:table-cell>
          <table:table-cell table:formula="of:=IF([.B134]&lt;[$const.$C$4];[$const.$C$3]+[.B134];[$const.$C$3]+ROUNDDOWN(([.B134]-[$const.$C$4])/4;0))" office:value-type="float" office:value="1605" calcext:value-type="float">
            <text:p>1605</text:p>
          </table:table-cell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table:formula="of:=NEWCOLONIST([.B135])" office:value-type="float" office:value="0" calcext:value-type="float">
            <text:p>0</text:p>
          </table:table-cell>
          <table:table-cell table:formula="of:=IF([.B135]&lt;[$const.$C$4];[$const.$C$3]+[.B135];[$const.$C$3]+ROUNDDOWN(([.B135]-[$const.$C$4])/4;0))" office:value-type="float" office:value="1605" calcext:value-type="float">
            <text:p>1605</text:p>
          </table:table-cell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table:formula="of:=NEWCOLONIST([.B136])" office:value-type="float" office:value="0" calcext:value-type="float">
            <text:p>0</text:p>
          </table:table-cell>
          <table:table-cell table:formula="of:=IF([.B136]&lt;[$const.$C$4];[$const.$C$3]+[.B136];[$const.$C$3]+ROUNDDOWN(([.B136]-[$const.$C$4])/4;0))" office:value-type="float" office:value="1606" calcext:value-type="float">
            <text:p>1606</text:p>
          </table:table-cell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table:formula="of:=NEWCOLONIST([.B137])" office:value-type="float" office:value="1" calcext:value-type="float">
            <text:p>1</text:p>
          </table:table-cell>
          <table:table-cell table:formula="of:=IF([.B137]&lt;[$const.$C$4];[$const.$C$3]+[.B137];[$const.$C$3]+ROUNDDOWN(([.B137]-[$const.$C$4])/4;0))" office:value-type="float" office:value="1606" calcext:value-type="float">
            <text:p>1606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table:formula="of:=NEWCOLONIST([.B138])" office:value-type="float" office:value="0" calcext:value-type="float">
            <text:p>0</text:p>
          </table:table-cell>
          <table:table-cell table:formula="of:=IF([.B138]&lt;[$const.$C$4];[$const.$C$3]+[.B138];[$const.$C$3]+ROUNDDOWN(([.B138]-[$const.$C$4])/4;0))" office:value-type="float" office:value="1606" calcext:value-type="float">
            <text:p>1606</text:p>
          </table:table-cell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table:formula="of:=NEWCOLONIST([.B139])" office:value-type="float" office:value="0" calcext:value-type="float">
            <text:p>0</text:p>
          </table:table-cell>
          <table:table-cell table:formula="of:=IF([.B139]&lt;[$const.$C$4];[$const.$C$3]+[.B139];[$const.$C$3]+ROUNDDOWN(([.B139]-[$const.$C$4])/4;0))" office:value-type="float" office:value="1606" calcext:value-type="float">
            <text:p>1606</text:p>
          </table:table-cell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table:formula="of:=NEWCOLONIST([.B140])" office:value-type="float" office:value="0" calcext:value-type="float">
            <text:p>0</text:p>
          </table:table-cell>
          <table:table-cell table:formula="of:=IF([.B140]&lt;[$const.$C$4];[$const.$C$3]+[.B140];[$const.$C$3]+ROUNDDOWN(([.B140]-[$const.$C$4])/4;0))" office:value-type="float" office:value="1607" calcext:value-type="float">
            <text:p>1607</text:p>
          </table:table-cell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table:formula="of:=NEWCOLONIST([.B141])" office:value-type="float" office:value="0" calcext:value-type="float">
            <text:p>0</text:p>
          </table:table-cell>
          <table:table-cell table:formula="of:=IF([.B141]&lt;[$const.$C$4];[$const.$C$3]+[.B141];[$const.$C$3]+ROUNDDOWN(([.B141]-[$const.$C$4])/4;0))" office:value-type="float" office:value="1607" calcext:value-type="float">
            <text:p>1607</text:p>
          </table:table-cell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table:formula="of:=NEWCOLONIST([.B142])" office:value-type="float" office:value="0" calcext:value-type="float">
            <text:p>0</text:p>
          </table:table-cell>
          <table:table-cell table:formula="of:=IF([.B142]&lt;[$const.$C$4];[$const.$C$3]+[.B142];[$const.$C$3]+ROUNDDOWN(([.B142]-[$const.$C$4])/4;0))" office:value-type="float" office:value="1607" calcext:value-type="float">
            <text:p>1607</text:p>
          </table:table-cell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table:formula="of:=NEWCOLONIST([.B143])" office:value-type="float" office:value="0" calcext:value-type="float">
            <text:p>0</text:p>
          </table:table-cell>
          <table:table-cell table:formula="of:=IF([.B143]&lt;[$const.$C$4];[$const.$C$3]+[.B143];[$const.$C$3]+ROUNDDOWN(([.B143]-[$const.$C$4])/4;0))" office:value-type="float" office:value="1607" calcext:value-type="float">
            <text:p>1607</text:p>
          </table:table-cell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table:style-name="ce1" table:formula="of:=NEWCOLONIST([.B144])" office:value-type="float" office:value="1" calcext:value-type="float">
            <text:p>1</text:p>
          </table:table-cell>
          <table:table-cell table:formula="of:=IF([.B144]&lt;[$const.$C$4];[$const.$C$3]+[.B144];[$const.$C$3]+ROUNDDOWN(([.B144]-[$const.$C$4])/4;0))" office:value-type="float" office:value="1608" calcext:value-type="float">
            <text:p>1608</text:p>
          </table:table-cell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table:formula="of:=NEWCOLONIST([.B145])" office:value-type="float" office:value="0" calcext:value-type="float">
            <text:p>0</text:p>
          </table:table-cell>
          <table:table-cell table:formula="of:=IF([.B145]&lt;[$const.$C$4];[$const.$C$3]+[.B145];[$const.$C$3]+ROUNDDOWN(([.B145]-[$const.$C$4])/4;0))" office:value-type="float" office:value="1608" calcext:value-type="float">
            <text:p>1608</text:p>
          </table:table-cell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table:formula="of:=NEWCOLONIST([.B146])" office:value-type="float" office:value="0" calcext:value-type="float">
            <text:p>0</text:p>
          </table:table-cell>
          <table:table-cell table:formula="of:=IF([.B146]&lt;[$const.$C$4];[$const.$C$3]+[.B146];[$const.$C$3]+ROUNDDOWN(([.B146]-[$const.$C$4])/4;0))" office:value-type="float" office:value="1608" calcext:value-type="float">
            <text:p>1608</text:p>
          </table:table-cell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table:formula="of:=NEWCOLONIST([.B147])" office:value-type="float" office:value="0" calcext:value-type="float">
            <text:p>0</text:p>
          </table:table-cell>
          <table:table-cell table:formula="of:=IF([.B147]&lt;[$const.$C$4];[$const.$C$3]+[.B147];[$const.$C$3]+ROUNDDOWN(([.B147]-[$const.$C$4])/4;0))" office:value-type="float" office:value="1608" calcext:value-type="float">
            <text:p>1608</text:p>
          </table:table-cell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table:formula="of:=NEWCOLONIST([.B148])" office:value-type="float" office:value="0" calcext:value-type="float">
            <text:p>0</text:p>
          </table:table-cell>
          <table:table-cell table:formula="of:=IF([.B148]&lt;[$const.$C$4];[$const.$C$3]+[.B148];[$const.$C$3]+ROUNDDOWN(([.B148]-[$const.$C$4])/4;0))" office:value-type="float" office:value="1609" calcext:value-type="float">
            <text:p>1609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table:formula="of:=NEWCOLONIST([.B149])" office:value-type="float" office:value="0" calcext:value-type="float">
            <text:p>0</text:p>
          </table:table-cell>
          <table:table-cell table:formula="of:=IF([.B149]&lt;[$const.$C$4];[$const.$C$3]+[.B149];[$const.$C$3]+ROUNDDOWN(([.B149]-[$const.$C$4])/4;0))" office:value-type="float" office:value="1609" calcext:value-type="float">
            <text:p>1609</text:p>
          </table:table-cell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table:formula="of:=NEWCOLONIST([.B150])" office:value-type="float" office:value="0" calcext:value-type="float">
            <text:p>0</text:p>
          </table:table-cell>
          <table:table-cell table:formula="of:=IF([.B150]&lt;[$const.$C$4];[$const.$C$3]+[.B150];[$const.$C$3]+ROUNDDOWN(([.B150]-[$const.$C$4])/4;0))" office:value-type="float" office:value="1609" calcext:value-type="float">
            <text:p>1609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table:formula="of:=NEWCOLONIST([.B151])" office:value-type="float" office:value="1" calcext:value-type="float">
            <text:p>1</text:p>
          </table:table-cell>
          <table:table-cell table:formula="of:=IF([.B151]&lt;[$const.$C$4];[$const.$C$3]+[.B151];[$const.$C$3]+ROUNDDOWN(([.B151]-[$const.$C$4])/4;0))" office:value-type="float" office:value="1609" calcext:value-type="float">
            <text:p>1609</text:p>
          </table:table-cell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table:formula="of:=NEWCOLONIST([.B152])" office:value-type="float" office:value="0" calcext:value-type="float">
            <text:p>0</text:p>
          </table:table-cell>
          <table:table-cell table:formula="of:=IF([.B152]&lt;[$const.$C$4];[$const.$C$3]+[.B152];[$const.$C$3]+ROUNDDOWN(([.B152]-[$const.$C$4])/4;0))" office:value-type="float" office:value="1610" calcext:value-type="float">
            <text:p>1610</text:p>
          </table:table-cell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table:formula="of:=NEWCOLONIST([.B153])" office:value-type="float" office:value="0" calcext:value-type="float">
            <text:p>0</text:p>
          </table:table-cell>
          <table:table-cell table:formula="of:=IF([.B153]&lt;[$const.$C$4];[$const.$C$3]+[.B153];[$const.$C$3]+ROUNDDOWN(([.B153]-[$const.$C$4])/4;0))" office:value-type="float" office:value="1610" calcext:value-type="float">
            <text:p>1610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style-name="ce1" table:formula="of:=NEWCOLONIST([.B154])" office:value-type="float" office:value="0" calcext:value-type="float">
            <text:p>0</text:p>
          </table:table-cell>
          <table:table-cell table:formula="of:=IF([.B154]&lt;[$const.$C$4];[$const.$C$3]+[.B154];[$const.$C$3]+ROUNDDOWN(([.B154]-[$const.$C$4])/4;0))" office:value-type="float" office:value="1610" calcext:value-type="float">
            <text:p>1610</text:p>
          </table:table-cell>
        </table:table-row>
      </table:table>
      <table:table table:name="const" table:style-name="ta1"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Start Year</text:p>
          </table:table-cell>
          <table:table-cell office:value-type="float" office:value="1492" calcext:value-type="float">
            <text:p>1492</text:p>
          </table:table-cell>
        </table:table-row>
        <table:table-row table:style-name="ro1">
          <table:table-cell/>
          <table:table-cell office:value-type="string" calcext:value-type="string">
            <text:p>Year when seasons starts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/>
          <table:table-cell office:value-type="string" calcext:value-type="string">
            <text:p>Turn when seasons start</text:p>
          </table:table-cell>
          <table:table-cell table:formula="of:=[.C3]-[.C2]" office:value-type="float" office:value="108" calcext:value-type="float">
            <text:p>1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4T20:01:44.153172585</meta:creation-date>
    <dc:date>2018-06-24T20:43:47.911554822</dc:date>
    <meta:editing-duration>PT41M39S</meta:editing-duration>
    <meta:editing-cycles>50</meta:editing-cycles>
    <meta:generator>LibreOffice/6.0.4.2$MacOSX_X86_64 LibreOffice_project/9b0d9b32d5dcda91d2f1a96dc04c645c450872bf</meta:generator>
    <meta:document-statistic meta:table-count="2" meta:cell-count="461" meta:object-count="1"/>
  </office:meta>
</office:document-meta>
</file>

<file path=Basic/Standard/computing.xml><?xml version="1.0" encoding="utf-8"?>
<!DOCTYPE module  PUBLIC '-//OpenOffice.org//DTD OfficeDocument 1.0//EN'  'module.dtd'>
<script:module xmlns:script="http://openoffice.org/2000/script" script:name="computing" script:language="StarBasic" script:moduleType="normal">REM  *****  BASIC  *****

Sub Main

End Sub

Function NEWCOLONIST(turnNo as integer)
'   Print "Dela to nec?"
	Dim pok as integer
	pok = turnNo Mod 7
 	if pok = 0 Then
	    newColonist = 1
	Else
	    newColonist = 0
 	EndIf
End Function

'Just example function
Function VOL(a, b, c)
VOL = a*b*c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mputing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7cm" svg:height="9.006cm" xlink:href=".." xlink:type="simple" chart:class="chart:line" chart:style-name="ch1">
        <chart:plot-area chart:style-name="ch2" table:cell-range-address="computing.B3:computing.C154" chart:data-source-has-labels="both" svg:x="0.319cm" svg:y="0.18cm" svg:width="15.359cm" svg:height="8.646cm">
          <chartooo:coordinate-region svg:x="1.062cm" svg:y="0.286cm" svg:width="14.476cm" svg:height="7.501cm"/>
          <chart:axis chart:dimension="x" chart:name="primary-x" chart:style-name="ch3" chartooo:axis-type="auto">
            <chartooo:date-scale/>
            <chart:categories table:cell-range-address="computing.B4:computing.B154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computing.C4:computing.C154" chart:label-cell-address="computing.C3:computing.C3" chart:class="chart:line">
            <chart:data-point chart:repeated="15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computing.C3:computing.C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computing.B4:computing.B154</svg:desc>
                </draw:g>
              </table:table-cell>
              <table:table-cell office:value-type="float" office:value="1">
                <text:p>1</text:p>
                <draw:g>
                  <svg:desc>computing.C4:computing.C154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MacOSX_X86_64 LibreOffice_project/9b0d9b32d5dcda91d2f1a96dc04c645c450872b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